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8472in"/>
    </style:style>
    <style:style style:name="co3" style:family="table-column">
      <style:table-column-properties fo:break-before="page" style:column-width="0.89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2071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 style:data-style-name="N159">
      <style:text-properties style:font-name="Arial" fo:font-size="8pt" style:font-size-asian="8pt" style:font-size-complex="8pt"/>
    </style:style>
    <style:style style:name="ce10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Arial" fo:font-size="8pt" style:font-size-asian="8pt" style:font-size-complex="8pt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5" style:family="table-cell" style:parent-style-name="Default"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" style:family="table-cell" style:parent-style-name="Default" style:data-style-name="N5127">
      <style:table-cell-properties style:diagonal-bl-tr="none" style:diagonal-tl-br="none" fo:border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 style:data-style-name="N5127">
      <style:table-cell-properties fo:border-bottom="none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 style:data-style-name="N156"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 style:data-style-name="N119">
      <style:text-properties style:font-name="Arial" fo:font-size="8pt" style:font-size-asian="8pt" style:font-size-complex="8pt"/>
    </style:style>
    <style:style style:name="ce23" style:family="table-cell" style:parent-style-name="Default" style:data-style-name="N512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Arial" fo:font-size="8pt" style:font-size-asian="8pt" style:font-size-complex="8pt"/>
    </style:style>
    <style:style style:name="ce27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29" style:family="table-cell" style:parent-style-name="Default">
      <style:text-properties style:font-name="Arial" fo:font-size="10pt" style:font-size-asian="10pt" style:font-size-complex="10pt"/>
    </style:style>
    <style:style style:name="ce30" style:family="table-cell" style:parent-style-name="Default" style:data-style-name="N11">
      <style:text-properties style:font-name="Arial" fo:font-size="8pt" style:font-size-asian="8pt" style:font-size-complex="8pt"/>
    </style:style>
    <style:style style:name="ce31" style:family="table-cell" style:parent-style-name="Default" style:data-style-name="N10"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 style:data-style-name="N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rial" fo:font-size="8pt" style:font-size-asian="8pt" style:font-size-complex="8pt"/>
    </style:style>
    <style:style style:name="ce34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rial" fo:font-size="8pt" style:font-size-asian="8pt" style:font-size-complex="8pt"/>
    </style:style>
    <style:style style:name="ce36" style:family="table-cell" style:parent-style-name="Default" style:data-style-name="N12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6" table:default-cell-style-name="ce2"/>
        <table:table-column table:style-name="co2" table:number-columns-repeated="7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4" table:number-columns-repeated="1007" table:default-cell-style-name="ce2"/>
        <table:table-row table:style-name="ro1">
          <table:table-cell table:style-name="ce1" office:value-type="string">
            <text:p>Collateral Deltas as of:</text:p>
          </table:table-cell>
          <table:table-cell table:style-name="ce15"/>
          <table:table-cell table:style-name="ce27" office:value-type="string">
            <text:p>\Sexpr{.getAsOfDate()}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Total Marginable Position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2009 By Month</text:p>
          </table:table-cell>
          <table:table-cell table:number-columns-repeated="1023"/>
        </table:table-row>
        <table:table-row table:style-name="ro5">
          <table:table-cell/>
          <table:table-cell table:style-name="ce16" office:value-type="string">
            <text:p>Mar</text:p>
          </table:table-cell>
          <table:table-cell table:style-name="ce16" office:value-type="string">
            <text:p>Apr</text:p>
          </table:table-cell>
          <table:table-cell table:style-name="ce16" office:value-type="string">
            <text:p>May</text:p>
          </table:table-cell>
          <table:table-cell table:style-name="ce16" office:value-type="string">
            <text:p>Jun</text:p>
          </table:table-cell>
          <table:table-cell table:style-name="ce16" office:value-type="string">
            <text:p>Jul</text:p>
          </table:table-cell>
          <table:table-cell table:style-name="ce16" office:value-type="string">
            <text:p>Aug</text:p>
          </table:table-cell>
          <table:table-cell table:style-name="ce16" office:value-type="string">
            <text:p>Sep</text:p>
          </table:table-cell>
          <table:table-cell table:style-name="ce16" office:value-type="string">
            <text:p>Oct</text:p>
          </table:table-cell>
          <table:table-cell table:style-name="ce16" office:value-type="string">
            <text:p>Nov</text:p>
          </table:table-cell>
          <table:table-cell table:style-name="ce16" office:value-type="string">
            <text:p>Dec</text:p>
          </table:table-cell>
          <table:table-cell table:style-name="ce16" office:value-type="string">
            <text:p>Total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Power Peak (MWh)</text:p>
          </table:table-cell>
          <table:table-cell table:style-name="ce17" office:value-type="string">
            <text:p>\Sexpr{.commodityPositionsForTenor( "POWER PEAK", tenorList=”2009-03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4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5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6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7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8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9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10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11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12-01”, margined=FALSE, inputFile=paste("S:/All/Risk/Collateral Scenarios/Reports/", as.character(.getAsOfDate()), "/Epsilon.csv", sep="") ) }</text:p>
          </table:table-cell>
          <table:table-cell table:style-name="ce17" table:formula="of:=SUM([.B6:.K6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.commodityPositionsForTenor( "POWER OFFPEAK", tenorList=”2009-03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4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5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6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7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8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9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10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11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12-01”, margined=FALSE, inputFile=paste("S:/All/Risk/Collateral Scenarios/Reports/", as.character(.getAsOfDate()), "/Epsilon.csv", sep="") ) }</text:p>
          </table:table-cell>
          <table:table-cell table:style-name="ce17" table:formula="of:=SUM([.B7:.K7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.commodityPositionsForTenor( "GAS", tenorList=”2009-03-01”, margined=FALS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4-01”, margined=FALS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5-01”, margined=FALS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6-01”, margined=FALS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7-01”, margined=FALS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8-01”, margined=FALS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9-01”, margined=FALS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10-01”, margined=FALS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11-01”, margined=FALS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12-01”, margined=FALSE, inputFile=paste("S:/All/Risk/Collateral Scenarios/Reports/", as.character(.getAsOfDate()), "/Epsilon.csv", sep="") )/10000 }</text:p>
          </table:table-cell>
          <table:table-cell table:style-name="ce17" table:formula="of:=SUM([.B8:.K8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6]+[.B7]+([.B8]*10000/[.$B$77])" office:value-type="float" office:value="0">
            <text:p>0 </text:p>
          </table:table-cell>
          <table:table-cell table:style-name="ce18" table:formula="of:=[.C6]+[.C7]+([.C8]*10000/[.$B$77])" office:value-type="float" office:value="0">
            <text:p>0 </text:p>
          </table:table-cell>
          <table:table-cell table:style-name="ce18" table:formula="of:=[.D6]+[.D7]+([.D8]*10000/[.$B$77])" office:value-type="float" office:value="0">
            <text:p>0 </text:p>
          </table:table-cell>
          <table:table-cell table:style-name="ce18" table:formula="of:=[.E6]+[.E7]+([.E8]*10000/[.$B$77])" office:value-type="float" office:value="0">
            <text:p>0 </text:p>
          </table:table-cell>
          <table:table-cell table:style-name="ce18" table:formula="of:=[.F6]+[.F7]+([.F8]*10000/[.$B$77])" office:value-type="float" office:value="0">
            <text:p>0 </text:p>
          </table:table-cell>
          <table:table-cell table:style-name="ce18" table:formula="of:=[.G6]+[.G7]+([.G8]*10000/[.$B$77])" office:value-type="float" office:value="0">
            <text:p>0 </text:p>
          </table:table-cell>
          <table:table-cell table:style-name="ce18" table:formula="of:=[.H6]+[.H7]+([.H8]*10000/[.$B$77])" office:value-type="float" office:value="0">
            <text:p>0 </text:p>
          </table:table-cell>
          <table:table-cell table:style-name="ce18" table:formula="of:=[.I6]+[.I7]+([.I8]*10000/[.$B$77])" office:value-type="float" office:value="0">
            <text:p>0 </text:p>
          </table:table-cell>
          <table:table-cell table:style-name="ce18" table:formula="of:=[.J6]+[.J7]+([.J8]*10000/[.$B$77])" office:value-type="float" office:value="0">
            <text:p>0 </text:p>
          </table:table-cell>
          <table:table-cell table:style-name="ce18" table:formula="of:=[.K6]+[.K7]+([.K8]*10000/[.$B$77])" office:value-type="float" office:value="0">
            <text:p>0 </text:p>
          </table:table-cell>
          <table:table-cell table:style-name="ce18" table:formula="of:=[.L6]+[.L7]+([.L8]*10000/[.$B$77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/>
          <table:table-cell table:style-name="ce17" table:number-columns-repeated="5"/>
          <table:table-cell table:style-name="ce8"/>
          <table:table-cell table:number-columns-repeated="8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.commodityPositionsForTenor( "DOMESTIC COAL", tenorList=”2009-03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4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5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6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7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8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9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10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11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12-01”, margined=FALSE, inputFile=paste("S:/All/Risk/Collateral Scenarios/Reports/", as.character(.getAsOfDate()), "/Epsilon.csv", sep="") ) }</text:p>
          </table:table-cell>
          <table:table-cell table:style-name="ce17" table:formula="of:=SUM([.B11:.K11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.commodityPositionsForTenor( "INTERNATIONAL COAL", tenorList=”2009-03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4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5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6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7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8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9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10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11-01”, margined=FALS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12-01”, margined=FALSE, inputFile=paste("S:/All/Risk/Collateral Scenarios/Reports/", as.character(.getAsOfDate()), "/Epsilon.csv", sep="") ) }</text:p>
          </table:table-cell>
          <table:table-cell table:style-name="ce17" table:formula="of:=SUM([.B12:.K12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11:.B12])" office:value-type="float" office:value="0">
            <text:p>0 </text:p>
          </table:table-cell>
          <table:table-cell table:style-name="ce18" table:formula="of:=SUM([.C11:.C12])" office:value-type="float" office:value="0">
            <text:p>0 </text:p>
          </table:table-cell>
          <table:table-cell table:style-name="ce18" table:formula="of:=SUM([.D11:.D12])" office:value-type="float" office:value="0">
            <text:p>0 </text:p>
          </table:table-cell>
          <table:table-cell table:style-name="ce18" table:formula="of:=SUM([.E11:.E12])" office:value-type="float" office:value="0">
            <text:p>0 </text:p>
          </table:table-cell>
          <table:table-cell table:style-name="ce18" table:formula="of:=SUM([.F11:.F12])" office:value-type="float" office:value="0">
            <text:p>0 </text:p>
          </table:table-cell>
          <table:table-cell table:style-name="ce18" table:formula="of:=SUM([.G11:.G12])" office:value-type="float" office:value="0">
            <text:p>0 </text:p>
          </table:table-cell>
          <table:table-cell table:style-name="ce18" table:formula="of:=SUM([.H11:.H12])" office:value-type="float" office:value="0">
            <text:p>0 </text:p>
          </table:table-cell>
          <table:table-cell table:style-name="ce18" table:formula="of:=SUM([.I11:.I12])" office:value-type="float" office:value="0">
            <text:p>0 </text:p>
          </table:table-cell>
          <table:table-cell table:style-name="ce18" table:formula="of:=SUM([.J11:.J12])" office:value-type="float" office:value="0">
            <text:p>0 </text:p>
          </table:table-cell>
          <table:table-cell table:style-name="ce18" table:formula="of:=SUM([.K11:.K12])" office:value-type="float" office:value="0">
            <text:p>0 </text:p>
          </table:table-cell>
          <table:table-cell table:style-name="ce18" table:formula="of:=SUM([.L11:.L12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7"/>
          <table:table-cell table:number-columns-repeated="1023"/>
        </table:table-row>
        <table:table-row table:style-name="ro6">
          <table:table-cell table:style-name="ce4" office:value-type="string">
            <text:p>Front 5 Years &amp; Total</text:p>
          </table:table-cell>
          <table:table-cell table:number-columns-repeated="1023"/>
        </table:table-row>
        <table:table-row table:style-name="ro6">
          <table:table-cell/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float" office:value="2012">
            <text:p>2012</text:p>
          </table:table-cell>
          <table:table-cell table:style-name="ce16" office:value-type="float" office:value="2013">
            <text:p>2013</text:p>
          </table:table-cell>
          <table:table-cell table:style-name="ce16" office:value-type="string">
            <text:p>All Terms</text:p>
          </table:table-cell>
          <table:table-cell table:number-columns-repeated="1017"/>
        </table:table-row>
        <table:table-row table:style-name="ro6">
          <table:table-cell office:value-type="string">
            <text:p>Power Peak (MWh)</text:p>
          </table:table-cell>
          <table:table-cell table:style-name="ce17" office:value-type="string">
            <text:p>\Sexpr{.getTotalFromColumn( column="POWER.PEAK.2009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.2010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.2011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.2012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.2013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", filter="which(data$MARGINED==TRUE)", data=read.csv(paste("S:/All/Risk/Collateral Scenarios/Reports/", as.character(.getAsOfDate()), "/Epsilon.csv", sep="") ) ) }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.getTotalFromColumn( column="POWER.OFFPEAK.2009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.2010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.2011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.2012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.2013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", filter="which(data$MARGINED==TRUE)", data=read.csv(paste("S:/All/Risk/Collateral Scenarios/Reports/", as.character(.getAsOfDate()), "/Epsilon.csv", sep="") ) ) }</text:p>
          </table:table-cell>
          <table:table-cell table:number-columns-repeated="1017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.getTotalFromColumn( column="GAS.2009", filter="which(data$MARGINED==TRUE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.2010", filter="which(data$MARGINED==TRUE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.2011", filter="which(data$MARGINED==TRUE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.2012", filter="which(data$MARGINED==TRUE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.2013", filter="which(data$MARGINED==TRUE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", filter="which(data$MARGINED==TRUE)", data=read.csv(paste("S:/All/Risk/Collateral Scenarios/Reports/", as.character(.getAsOfDate()), "/Epsilon.csv", sep="") ) ) / 10000 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17]+[.B18]+([.B19]*10000/[.B$77])" office:value-type="float" office:value="0">
            <text:p>0 </text:p>
          </table:table-cell>
          <table:table-cell table:style-name="ce18" table:formula="of:=[.C17]+[.C18]+([.C19]*10000/[.C$77])" office:value-type="float" office:value="0">
            <text:p>0 </text:p>
          </table:table-cell>
          <table:table-cell table:style-name="ce18" table:formula="of:=[.D17]+[.D18]+([.D19]*10000/[.D$77])" office:value-type="float" office:value="0">
            <text:p>0 </text:p>
          </table:table-cell>
          <table:table-cell table:style-name="ce18" table:formula="of:=[.E17]+[.E18]+([.E19]*10000/[.E$77])" office:value-type="float" office:value="0">
            <text:p>0 </text:p>
          </table:table-cell>
          <table:table-cell table:style-name="ce18" table:formula="of:=[.F17]+[.F18]+([.F19]*10000/[.F$77])" office:value-type="float" office:value="0">
            <text:p>0 </text:p>
          </table:table-cell>
          <table:table-cell table:style-name="ce18" table:formula="of:=[.G17]+[.G18]+([.G19]*10000/[.G$77])" office:value-type="float" office:value="0">
            <text:p>0 </text:p>
          </table:table-cell>
          <table:table-cell table:number-columns-repeated="1017"/>
        </table:table-row>
        <table:table-row table:style-name="ro6">
          <table:table-cell/>
          <table:table-cell table:style-name="ce17" table:number-columns-repeated="6"/>
          <table:table-cell table:number-columns-repeated="1017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.getTotalFromColumn( column="DOMESTIC.COAL.2009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.2010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.2011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.2012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.2013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", filter="which(data$MARGINED==TRUE)", data=read.csv(paste("S:/All/Risk/Collateral Scenarios/Reports/", as.character(.getAsOfDate()), "/Epsilon.csv", sep="") ) ) }</text:p>
          </table:table-cell>
          <table:table-cell table:number-columns-repeated="1017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.getTotalFromColumn( column="INTERNATIONAL.COAL.2009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.2010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.2011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.2012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.2013", filter="which(data$MARGINED==TRUE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", filter="which(data$MARGINED==TRUE)", data=read.csv(paste("S:/All/Risk/Collateral Scenarios/Reports/", as.character(.getAsOfDate()), "/Epsilon.csv", sep="") ) ) 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22:.B23])" office:value-type="float" office:value="0">
            <text:p>0 </text:p>
          </table:table-cell>
          <table:table-cell table:style-name="ce18" table:formula="of:=SUM([.C22:.C23])" office:value-type="float" office:value="0">
            <text:p>0 </text:p>
          </table:table-cell>
          <table:table-cell table:style-name="ce18" table:formula="of:=SUM([.D22:.D23])" office:value-type="float" office:value="0">
            <text:p>0 </text:p>
          </table:table-cell>
          <table:table-cell table:style-name="ce18" table:formula="of:=SUM([.E22:.E23])" office:value-type="float" office:value="0">
            <text:p>0 </text:p>
          </table:table-cell>
          <table:table-cell table:style-name="ce18" table:formula="of:=SUM([.F22:.F23])" office:value-type="float" office:value="0">
            <text:p>0 </text:p>
          </table:table-cell>
          <table:table-cell table:style-name="ce18" table:formula="of:=SUM([.G22:.G23])" office:value-type="float" office:value="0">
            <text:p>0 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>
            <text:p>Currently Margined Position at Prevailing Prices</text:p>
          </table:table-cell>
          <table:table-cell table:number-columns-repeated="3"/>
          <table:table-cell table:style-name="ce7"/>
          <table:table-cell table:number-columns-repeated="1019"/>
        </table:table-row>
        <table:table-row table:style-name="ro4">
          <table:table-cell table:style-name="ce4" office:value-type="string">
            <text:p>2009 By Month</text:p>
          </table:table-cell>
          <table:table-cell table:number-columns-repeated="1023"/>
        </table:table-row>
        <table:table-row table:style-name="ro5">
          <table:table-cell/>
          <table:table-cell table:style-name="ce16" office:value-type="string">
            <text:p>Mar</text:p>
          </table:table-cell>
          <table:table-cell table:style-name="ce16" office:value-type="string">
            <text:p>Apr</text:p>
          </table:table-cell>
          <table:table-cell table:style-name="ce16" office:value-type="string">
            <text:p>May</text:p>
          </table:table-cell>
          <table:table-cell table:style-name="ce16" office:value-type="string">
            <text:p>Jun</text:p>
          </table:table-cell>
          <table:table-cell table:style-name="ce16" office:value-type="string">
            <text:p>Jul</text:p>
          </table:table-cell>
          <table:table-cell table:style-name="ce16" office:value-type="string">
            <text:p>Aug</text:p>
          </table:table-cell>
          <table:table-cell table:style-name="ce16" office:value-type="string">
            <text:p>Sep</text:p>
          </table:table-cell>
          <table:table-cell table:style-name="ce16" office:value-type="string">
            <text:p>Oct</text:p>
          </table:table-cell>
          <table:table-cell table:style-name="ce16" office:value-type="string">
            <text:p>Nov</text:p>
          </table:table-cell>
          <table:table-cell table:style-name="ce16" office:value-type="string">
            <text:p>Dec</text:p>
          </table:table-cell>
          <table:table-cell table:style-name="ce16" office:value-type="string">
            <text:p>Total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Power Peak (MWh)</text:p>
          </table:table-cell>
          <table:table-cell table:style-name="ce17" office:value-type="string">
            <text:p>\Sexpr{.commodityPositionsForTenor( "POWER PEAK", tenorList=”2009-03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4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5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6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7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8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09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10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11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PEAK", tenorList=”2009-12-01”, margined=TRUE, inputFile=paste("S:/All/Risk/Collateral Scenarios/Reports/", as.character(.getAsOfDate()), "/Epsilon.csv", sep="") ) }</text:p>
          </table:table-cell>
          <table:table-cell table:style-name="ce17" table:formula="of:=SUM([.B30:.K30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.commodityPositionsForTenor( "POWER OFFPEAK", tenorList=”2009-03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4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5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6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7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8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09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10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11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POWER OFFPEAK", tenorList=”2009-12-01”, margined=TRUE, inputFile=paste("S:/All/Risk/Collateral Scenarios/Reports/", as.character(.getAsOfDate()), "/Epsilon.csv", sep="") ) }</text:p>
          </table:table-cell>
          <table:table-cell table:style-name="ce17" table:formula="of:=SUM([.B31:.K31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.commodityPositionsForTenor( "GAS", tenorList=”2009-03-01”, margined=TRU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4-01”, margined=TRU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5-01”, margined=TRU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6-01”, margined=TRU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7-01”, margined=TRU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8-01”, margined=TRU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09-01”, margined=TRU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10-01”, margined=TRU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11-01”, margined=TRUE, inputFile=paste("S:/All/Risk/Collateral Scenarios/Reports/", as.character(.getAsOfDate()), "/Epsilon.csv", sep="") )/10000 }</text:p>
          </table:table-cell>
          <table:table-cell table:style-name="ce17" office:value-type="string">
            <text:p>\Sexpr{.commodityPositionsForTenor( "GAS", tenorList=”2009-12-01”, margined=TRUE, inputFile=paste("S:/All/Risk/Collateral Scenarios/Reports/", as.character(.getAsOfDate()), "/Epsilon.csv", sep="") )/10000 }</text:p>
          </table:table-cell>
          <table:table-cell table:style-name="ce17" table:formula="of:=SUM([.B32:.K32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30]+[.B31]+([.B32]*10000/[.$B$77])" office:value-type="float" office:value="0">
            <text:p>0 </text:p>
          </table:table-cell>
          <table:table-cell table:style-name="ce18" table:formula="of:=[.C30]+[.C31]+([.C32]*10000/[.$B$77])" office:value-type="float" office:value="0">
            <text:p>0 </text:p>
          </table:table-cell>
          <table:table-cell table:style-name="ce18" table:formula="of:=[.D30]+[.D31]+([.D32]*10000/[.$B$77])" office:value-type="float" office:value="0">
            <text:p>0 </text:p>
          </table:table-cell>
          <table:table-cell table:style-name="ce18" table:formula="of:=[.E30]+[.E31]+([.E32]*10000/[.$B$77])" office:value-type="float" office:value="0">
            <text:p>0 </text:p>
          </table:table-cell>
          <table:table-cell table:style-name="ce18" table:formula="of:=[.F30]+[.F31]+([.F32]*10000/[.$B$77])" office:value-type="float" office:value="0">
            <text:p>0 </text:p>
          </table:table-cell>
          <table:table-cell table:style-name="ce18" table:formula="of:=[.G30]+[.G31]+([.G32]*10000/[.$B$77])" office:value-type="float" office:value="0">
            <text:p>0 </text:p>
          </table:table-cell>
          <table:table-cell table:style-name="ce18" table:formula="of:=[.H30]+[.H31]+([.H32]*10000/[.$B$77])" office:value-type="float" office:value="0">
            <text:p>0 </text:p>
          </table:table-cell>
          <table:table-cell table:style-name="ce18" table:formula="of:=[.I30]+[.I31]+([.I32]*10000/[.$B$77])" office:value-type="float" office:value="0">
            <text:p>0 </text:p>
          </table:table-cell>
          <table:table-cell table:style-name="ce18" table:formula="of:=[.J30]+[.J31]+([.J32]*10000/[.$B$77])" office:value-type="float" office:value="0">
            <text:p>0 </text:p>
          </table:table-cell>
          <table:table-cell table:style-name="ce18" table:formula="of:=[.K30]+[.K31]+([.K32]*10000/[.$B$77])" office:value-type="float" office:value="0">
            <text:p>0 </text:p>
          </table:table-cell>
          <table:table-cell table:style-name="ce18" table:formula="of:=[.L30]+[.L31]+([.L32]*10000/[.$B$77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/>
          <table:table-cell table:style-name="ce17" table:number-columns-repeated="5"/>
          <table:table-cell table:style-name="ce8"/>
          <table:table-cell table:number-columns-repeated="8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.commodityPositionsForTenor( "DOMESTIC COAL", tenorList=”2009-03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4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5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6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7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8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09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10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11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DOMESTIC COAL", tenorList=”2009-12-01”, margined=TRUE, inputFile=paste("S:/All/Risk/Collateral Scenarios/Reports/", as.character(.getAsOfDate()), "/Epsilon.csv", sep="") ) }</text:p>
          </table:table-cell>
          <table:table-cell table:style-name="ce17" table:formula="of:=SUM([.B35:.K35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.commodityPositionsForTenor( "INTERNATIONAL COAL", tenorList=”2009-03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4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5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6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7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8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09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10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11-01”, margined=TRUE, inputFile=paste("S:/All/Risk/Collateral Scenarios/Reports/", as.character(.getAsOfDate()), "/Epsilon.csv", sep="") ) }</text:p>
          </table:table-cell>
          <table:table-cell table:style-name="ce17" office:value-type="string">
            <text:p>\Sexpr{.commodityPositionsForTenor( "INTERNATIONAL COAL", tenorList=”2009-12-01”, margined=TRUE, inputFile=paste("S:/All/Risk/Collateral Scenarios/Reports/", as.character(.getAsOfDate()), "/Epsilon.csv", sep="") ) }</text:p>
          </table:table-cell>
          <table:table-cell table:style-name="ce17" table:formula="of:=SUM([.B36:.K36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35:.B36])" office:value-type="float" office:value="0">
            <text:p>0 </text:p>
          </table:table-cell>
          <table:table-cell table:style-name="ce18" table:formula="of:=SUM([.C35:.C36])" office:value-type="float" office:value="0">
            <text:p>0 </text:p>
          </table:table-cell>
          <table:table-cell table:style-name="ce18" table:formula="of:=SUM([.D35:.D36])" office:value-type="float" office:value="0">
            <text:p>0 </text:p>
          </table:table-cell>
          <table:table-cell table:style-name="ce18" table:formula="of:=SUM([.E35:.E36])" office:value-type="float" office:value="0">
            <text:p>0 </text:p>
          </table:table-cell>
          <table:table-cell table:style-name="ce18" table:formula="of:=SUM([.F35:.F36])" office:value-type="float" office:value="0">
            <text:p>0 </text:p>
          </table:table-cell>
          <table:table-cell table:style-name="ce18" table:formula="of:=SUM([.G35:.G36])" office:value-type="float" office:value="0">
            <text:p>0 </text:p>
          </table:table-cell>
          <table:table-cell table:style-name="ce18" table:formula="of:=SUM([.H35:.H36])" office:value-type="float" office:value="0">
            <text:p>0 </text:p>
          </table:table-cell>
          <table:table-cell table:style-name="ce18" table:formula="of:=SUM([.I35:.I36])" office:value-type="float" office:value="0">
            <text:p>0 </text:p>
          </table:table-cell>
          <table:table-cell table:style-name="ce18" table:formula="of:=SUM([.J35:.J36])" office:value-type="float" office:value="0">
            <text:p>0 </text:p>
          </table:table-cell>
          <table:table-cell table:style-name="ce18" table:formula="of:=SUM([.K35:.K36])" office:value-type="float" office:value="0">
            <text:p>0 </text:p>
          </table:table-cell>
          <table:table-cell table:style-name="ce18" table:formula="of:=SUM([.L35:.L36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4"/>
          <table:table-cell table:number-columns-repeated="1023"/>
        </table:table-row>
        <table:table-row table:style-name="ro6">
          <table:table-cell table:style-name="ce4" office:value-type="string">
            <text:p>Front 5 Years &amp; Total</text:p>
          </table:table-cell>
          <table:table-cell table:number-columns-repeated="1023"/>
        </table:table-row>
        <table:table-row table:style-name="ro6">
          <table:table-cell/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float" office:value="2012">
            <text:p>2012</text:p>
          </table:table-cell>
          <table:table-cell table:style-name="ce16" office:value-type="float" office:value="2013">
            <text:p>2013</text:p>
          </table:table-cell>
          <table:table-cell table:style-name="ce16" office:value-type="string">
            <text:p>All Terms</text:p>
          </table:table-cell>
          <table:table-cell table:number-columns-repeated="1017"/>
        </table:table-row>
        <table:table-row table:style-name="ro6">
          <table:table-cell office:value-type="string">
            <text:p>Power (MWh)</text:p>
          </table:table-cell>
          <table:table-cell table:style-name="ce17" office:value-type="string">
            <text:p>\Sexpr{.getTotalFromColumn( column="POWER.PEAK.2009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.2010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.2011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.2012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.2013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PEAK", filter="which(data$MARGINED==TRUE &amp; data$CASHFLOW_CHANGE !=0)", data=read.csv(paste("S:/All/Risk/Collateral Scenarios/Reports/", as.character(.getAsOfDate()), "/Epsilon.csv", sep="") ) ) }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.getTotalFromColumn( column="POWER.OFFPEAK.2009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.2010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.2011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.2012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.2013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POWER.OFFPEAK", filter="which(data$MARGINED==TRUE &amp; data$CASHFLOW_CHANGE !=0)", data=read.csv(paste("S:/All/Risk/Collateral Scenarios/Reports/", as.character(.getAsOfDate()), "/Epsilon.csv", sep="") ) ) }</text:p>
          </table:table-cell>
          <table:table-cell table:number-columns-repeated="1017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.getTotalFromColumn( column="GAS.2009", filter="which(data$MARGINED==TRUE &amp; data$CASHFLOW_CHANGE !=0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.2010", filter="which(data$MARGINED==TRUE &amp; data$CASHFLOW_CHANGE !=0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.2011", filter="which(data$MARGINED==TRUE &amp; data$CASHFLOW_CHANGE !=0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.2012", filter="which(data$MARGINED==TRUE &amp; data$CASHFLOW_CHANGE !=0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.2013", filter="which(data$MARGINED==TRUE &amp; data$CASHFLOW_CHANGE !=0)", data=read.csv(paste("S:/All/Risk/Collateral Scenarios/Reports/", as.character(.getAsOfDate()), "/Epsilon.csv", sep="") ) ) / 10000 }</text:p>
          </table:table-cell>
          <table:table-cell table:style-name="ce17" office:value-type="string">
            <text:p>\Sexpr{.getTotalFromColumn( column="GAS", filter="which(data$MARGINED==TRUE &amp; data$CASHFLOW_CHANGE !=0)", data=read.csv(paste("S:/All/Risk/Collateral Scenarios/Reports/", as.character(.getAsOfDate()), "/Epsilon.csv", sep="") ) ) / 10000 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41]+[.B42]+([.B43]*10000/[.B$77])" office:value-type="float" office:value="0">
            <text:p>0 </text:p>
          </table:table-cell>
          <table:table-cell table:style-name="ce18" table:formula="of:=[.C41]+[.C42]+([.C43]*10000/[.C$77])" office:value-type="float" office:value="0">
            <text:p>0 </text:p>
          </table:table-cell>
          <table:table-cell table:style-name="ce18" table:formula="of:=[.D41]+[.D42]+([.D43]*10000/[.D$77])" office:value-type="float" office:value="0">
            <text:p>0 </text:p>
          </table:table-cell>
          <table:table-cell table:style-name="ce18" table:formula="of:=[.E41]+[.E42]+([.E43]*10000/[.E$77])" office:value-type="float" office:value="0">
            <text:p>0 </text:p>
          </table:table-cell>
          <table:table-cell table:style-name="ce18" table:formula="of:=[.F41]+[.F42]+([.F43]*10000/[.F$77])" office:value-type="float" office:value="0">
            <text:p>0 </text:p>
          </table:table-cell>
          <table:table-cell table:style-name="ce18" table:formula="of:=[.G41]+[.G42]+([.G43]*10000/[.G$77])" office:value-type="float" office:value="0">
            <text:p>0 </text:p>
          </table:table-cell>
          <table:table-cell table:number-columns-repeated="1017"/>
        </table:table-row>
        <table:table-row table:style-name="ro6">
          <table:table-cell/>
          <table:table-cell table:style-name="ce17" table:number-columns-repeated="6"/>
          <table:table-cell table:number-columns-repeated="1017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.getTotalFromColumn( column="DOMESTIC.COAL.2009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.2010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.2011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.2012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.2013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DOMESTIC.COAL", filter="which(data$MARGINED==TRUE &amp; data$CASHFLOW_CHANGE !=0)", data=read.csv(paste("S:/All/Risk/Collateral Scenarios/Reports/", as.character(.getAsOfDate()), "/Epsilon.csv", sep="") ) ) }</text:p>
          </table:table-cell>
          <table:table-cell table:number-columns-repeated="1017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.getTotalFromColumn( column="INTERNATIONAL.COAL.2009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.2010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.2011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.2012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.2013", filter="which(data$MARGINED==TRUE &amp; data$CASHFLOW_CHANGE !=0)", data=read.csv(paste("S:/All/Risk/Collateral Scenarios/Reports/", as.character(.getAsOfDate()), "/Epsilon.csv", sep="") ) ) }</text:p>
          </table:table-cell>
          <table:table-cell table:style-name="ce17" office:value-type="string">
            <text:p>\Sexpr{.getTotalFromColumn( column="INTERNATIONAL.COAL", filter="which(data$MARGINED==TRUE &amp; data$CASHFLOW_CHANGE !=0)", data=read.csv(paste("S:/All/Risk/Collateral Scenarios/Reports/", as.character(.getAsOfDate()), "/Epsilon.csv", sep="") ) ) 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46:.B47])" office:value-type="float" office:value="0">
            <text:p>0 </text:p>
          </table:table-cell>
          <table:table-cell table:style-name="ce18" table:formula="of:=SUM([.C46:.C47])" office:value-type="float" office:value="0">
            <text:p>0 </text:p>
          </table:table-cell>
          <table:table-cell table:style-name="ce18" table:formula="of:=SUM([.D46:.D47])" office:value-type="float" office:value="0">
            <text:p>0 </text:p>
          </table:table-cell>
          <table:table-cell table:style-name="ce18" table:formula="of:=SUM([.E46:.E47])" office:value-type="float" office:value="0">
            <text:p>0 </text:p>
          </table:table-cell>
          <table:table-cell table:style-name="ce18" table:formula="of:=SUM([.F46:.F47])" office:value-type="float" office:value="0">
            <text:p>0 </text:p>
          </table:table-cell>
          <table:table-cell table:style-name="ce18" table:formula="of:=SUM([.G46:.G47])" office:value-type="float" office:value="0">
            <text:p>0 </text:p>
          </table:table-cell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"/>
          <table:table-cell table:style-name="ce8" table:number-columns-repeated="1007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>
            <text:p>Currently Margined Position at -8<text:span text:style-name="T1">σ</text:span></text:p>
          </table:table-cell>
          <table:table-cell table:number-columns-repeated="3"/>
          <table:table-cell table:style-name="ce7"/>
          <table:table-cell table:number-columns-repeated="1019"/>
        </table:table-row>
        <table:table-row table:style-name="ro4">
          <table:table-cell table:style-name="ce4" office:value-type="string">
            <text:p>2009 By Month</text:p>
          </table:table-cell>
          <table:table-cell table:number-columns-repeated="1023"/>
        </table:table-row>
        <table:table-row table:style-name="ro6">
          <table:table-cell/>
          <table:table-cell table:style-name="ce16" office:value-type="string">
            <text:p>Mar</text:p>
          </table:table-cell>
          <table:table-cell table:style-name="ce16" office:value-type="string">
            <text:p>Apr</text:p>
          </table:table-cell>
          <table:table-cell table:style-name="ce16" office:value-type="string">
            <text:p>May</text:p>
          </table:table-cell>
          <table:table-cell table:style-name="ce16" office:value-type="string">
            <text:p>Jun</text:p>
          </table:table-cell>
          <table:table-cell table:style-name="ce16" office:value-type="string">
            <text:p>Jul</text:p>
          </table:table-cell>
          <table:table-cell table:style-name="ce16" office:value-type="string">
            <text:p>Aug</text:p>
          </table:table-cell>
          <table:table-cell table:style-name="ce16" office:value-type="string">
            <text:p>Sep</text:p>
          </table:table-cell>
          <table:table-cell table:style-name="ce16" office:value-type="string">
            <text:p>Oct</text:p>
          </table:table-cell>
          <table:table-cell table:style-name="ce16" office:value-type="string">
            <text:p>Nov</text:p>
          </table:table-cell>
          <table:table-cell table:style-name="ce16" office:value-type="string">
            <text:p>Dec</text:p>
          </table:table-cell>
          <table:table-cell table:style-name="ce16" office:value-type="string">
            <text:p>Total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Power Peak (MWh)</text:p>
          </table:table-cell>
          <table:table-cell table:style-name="ce17" office:value-type="string">
            <text:p>\Sexpr{.commodityPositionsForTenor( "POWER PEAK", tenorList=”2009-03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PEAK", tenorList=”2009-04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PEAK", tenorList=”2009-05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PEAK", tenorList=”2009-06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PEAK", tenorList=”2009-07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PEAK", tenorList=”2009-08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PEAK", tenorList=”2009-09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PEAK", tenorList=”2009-10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PEAK", tenorList=”2009-11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PEAK", tenorList=”2009-12-01”, margined=TRUE, inputFile=paste("S:/All/Risk/Collateral Scenarios/Reports/", as.character(.getAsOfDate()), "/Dn8s.csv", sep="") ) }</text:p>
          </table:table-cell>
          <table:table-cell table:style-name="ce17" table:formula="of:=SUM([.B54:.K54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.commodityPositionsForTenor( "POWER OFFPEAK", tenorList=”2009-03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OFFPEAK", tenorList=”2009-04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OFFPEAK", tenorList=”2009-05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OFFPEAK", tenorList=”2009-06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OFFPEAK", tenorList=”2009-07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OFFPEAK", tenorList=”2009-08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OFFPEAK", tenorList=”2009-09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OFFPEAK", tenorList=”2009-10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OFFPEAK", tenorList=”2009-11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POWER OFFPEAK", tenorList=”2009-12-01”, margined=TRUE, inputFile=paste("S:/All/Risk/Collateral Scenarios/Reports/", as.character(.getAsOfDate()), "/Dn8s.csv", sep="") ) }</text:p>
          </table:table-cell>
          <table:table-cell table:style-name="ce17" table:formula="of:=SUM([.B55:.K55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.commodityPositionsForTenor( "GAS", tenorList=”2009-03-01”, margined=TRUE, inputFile=paste("S:/All/Risk/Collateral Scenarios/Reports/", as.character(.getAsOfDate()), "/Dn8s.csv", sep="") )/10000 }</text:p>
          </table:table-cell>
          <table:table-cell table:style-name="ce17" office:value-type="string">
            <text:p>\Sexpr{.commodityPositionsForTenor( "GAS", tenorList=”2009-04-01”, margined=TRUE, inputFile=paste("S:/All/Risk/Collateral Scenarios/Reports/", as.character(.getAsOfDate()), "/Dn8s.csv", sep="") )/10000 }</text:p>
          </table:table-cell>
          <table:table-cell table:style-name="ce17" office:value-type="string">
            <text:p>\Sexpr{.commodityPositionsForTenor( "GAS", tenorList=”2009-05-01”, margined=TRUE, inputFile=paste("S:/All/Risk/Collateral Scenarios/Reports/", as.character(.getAsOfDate()), "/Dn8s.csv", sep="") )/10000 }</text:p>
          </table:table-cell>
          <table:table-cell table:style-name="ce17" office:value-type="string">
            <text:p>\Sexpr{.commodityPositionsForTenor( "GAS", tenorList=”2009-06-01”, margined=TRUE, inputFile=paste("S:/All/Risk/Collateral Scenarios/Reports/", as.character(.getAsOfDate()), "/Dn8s.csv", sep="") )/10000 }</text:p>
          </table:table-cell>
          <table:table-cell table:style-name="ce17" office:value-type="string">
            <text:p>\Sexpr{.commodityPositionsForTenor( "GAS", tenorList=”2009-07-01”, margined=TRUE, inputFile=paste("S:/All/Risk/Collateral Scenarios/Reports/", as.character(.getAsOfDate()), "/Dn8s.csv", sep="") )/10000 }</text:p>
          </table:table-cell>
          <table:table-cell table:style-name="ce17" office:value-type="string">
            <text:p>\Sexpr{.commodityPositionsForTenor( "GAS", tenorList=”2009-08-01”, margined=TRUE, inputFile=paste("S:/All/Risk/Collateral Scenarios/Reports/", as.character(.getAsOfDate()), "/Dn8s.csv", sep="") )/10000 }</text:p>
          </table:table-cell>
          <table:table-cell table:style-name="ce17" office:value-type="string">
            <text:p>\Sexpr{.commodityPositionsForTenor( "GAS", tenorList=”2009-09-01”, margined=TRUE, inputFile=paste("S:/All/Risk/Collateral Scenarios/Reports/", as.character(.getAsOfDate()), "/Dn8s.csv", sep="") )/10000 }</text:p>
          </table:table-cell>
          <table:table-cell table:style-name="ce17" office:value-type="string">
            <text:p>\Sexpr{.commodityPositionsForTenor( "GAS", tenorList=”2009-10-01”, margined=TRUE, inputFile=paste("S:/All/Risk/Collateral Scenarios/Reports/", as.character(.getAsOfDate()), "/Dn8s.csv", sep="") )/10000 }</text:p>
          </table:table-cell>
          <table:table-cell table:style-name="ce17" office:value-type="string">
            <text:p>\Sexpr{.commodityPositionsForTenor( "GAS", tenorList=”2009-11-01”, margined=TRUE, inputFile=paste("S:/All/Risk/Collateral Scenarios/Reports/", as.character(.getAsOfDate()), "/Dn8s.csv", sep="") )/10000 }</text:p>
          </table:table-cell>
          <table:table-cell table:style-name="ce17" office:value-type="string">
            <text:p>\Sexpr{.commodityPositionsForTenor( "GAS", tenorList=”2009-12-01”, margined=TRUE, inputFile=paste("S:/All/Risk/Collateral Scenarios/Reports/", as.character(.getAsOfDate()), "/Dn8s.csv", sep="") )/10000 }</text:p>
          </table:table-cell>
          <table:table-cell table:style-name="ce17" table:formula="of:=SUM([.B56:.K56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54]+[.B55]+([.B56]*10000/[.$B$77])" office:value-type="float" office:value="0">
            <text:p>0 </text:p>
          </table:table-cell>
          <table:table-cell table:style-name="ce18" table:formula="of:=[.C54]+[.C55]+([.C56]*10000/[.$B$77])" office:value-type="float" office:value="0">
            <text:p>0 </text:p>
          </table:table-cell>
          <table:table-cell table:style-name="ce18" table:formula="of:=[.D54]+[.D55]+([.D56]*10000/[.$B$77])" office:value-type="float" office:value="0">
            <text:p>0 </text:p>
          </table:table-cell>
          <table:table-cell table:style-name="ce18" table:formula="of:=[.E54]+[.E55]+([.E56]*10000/[.$B$77])" office:value-type="float" office:value="0">
            <text:p>0 </text:p>
          </table:table-cell>
          <table:table-cell table:style-name="ce18" table:formula="of:=[.F54]+[.F55]+([.F56]*10000/[.$B$77])" office:value-type="float" office:value="0">
            <text:p>0 </text:p>
          </table:table-cell>
          <table:table-cell table:style-name="ce18" table:formula="of:=[.G54]+[.G55]+([.G56]*10000/[.$B$77])" office:value-type="float" office:value="0">
            <text:p>0 </text:p>
          </table:table-cell>
          <table:table-cell table:style-name="ce18" table:formula="of:=[.H54]+[.H55]+([.H56]*10000/[.$B$77])" office:value-type="float" office:value="0">
            <text:p>0 </text:p>
          </table:table-cell>
          <table:table-cell table:style-name="ce18" table:formula="of:=[.I54]+[.I55]+([.I56]*10000/[.$B$77])" office:value-type="float" office:value="0">
            <text:p>0 </text:p>
          </table:table-cell>
          <table:table-cell table:style-name="ce18" table:formula="of:=[.J54]+[.J55]+([.J56]*10000/[.$B$77])" office:value-type="float" office:value="0">
            <text:p>0 </text:p>
          </table:table-cell>
          <table:table-cell table:style-name="ce18" table:formula="of:=[.K54]+[.K55]+([.K56]*10000/[.$B$77])" office:value-type="float" office:value="0">
            <text:p>0 </text:p>
          </table:table-cell>
          <table:table-cell table:style-name="ce18" table:formula="of:=[.L54]+[.L55]+([.L56]*10000/[.$B$77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/>
          <table:table-cell table:style-name="ce17" table:number-columns-repeated="5"/>
          <table:table-cell table:style-name="ce8"/>
          <table:table-cell table:number-columns-repeated="8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.commodityPositionsForTenor( "DOMESTIC COAL", tenorList=”2009-03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DOMESTIC COAL", tenorList=”2009-04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DOMESTIC COAL", tenorList=”2009-05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DOMESTIC COAL", tenorList=”2009-06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DOMESTIC COAL", tenorList=”2009-07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DOMESTIC COAL", tenorList=”2009-08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DOMESTIC COAL", tenorList=”2009-09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DOMESTIC COAL", tenorList=”2009-10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DOMESTIC COAL", tenorList=”2009-11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DOMESTIC COAL", tenorList=”2009-12-01”, margined=TRUE, inputFile=paste("S:/All/Risk/Collateral Scenarios/Reports/", as.character(.getAsOfDate()), "/Dn8s.csv", sep="") ) }</text:p>
          </table:table-cell>
          <table:table-cell table:style-name="ce17" table:formula="of:=SUM([.B59:.K59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.commodityPositionsForTenor( "INTERNATIONAL COAL", tenorList=”2009-03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INTERNATIONAL COAL", tenorList=”2009-04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INTERNATIONAL COAL", tenorList=”2009-05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INTERNATIONAL COAL", tenorList=”2009-06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INTERNATIONAL COAL", tenorList=”2009-07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INTERNATIONAL COAL", tenorList=”2009-08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INTERNATIONAL COAL", tenorList=”2009-09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INTERNATIONAL COAL", tenorList=”2009-10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INTERNATIONAL COAL", tenorList=”2009-11-01”, margined=TRUE, inputFile=paste("S:/All/Risk/Collateral Scenarios/Reports/", as.character(.getAsOfDate()), "/Dn8s.csv", sep="") ) }</text:p>
          </table:table-cell>
          <table:table-cell table:style-name="ce17" office:value-type="string">
            <text:p>\Sexpr{.commodityPositionsForTenor( "INTERNATIONAL COAL", tenorList=”2009-12-01”, margined=TRUE, inputFile=paste("S:/All/Risk/Collateral Scenarios/Reports/", as.character(.getAsOfDate()), "/Dn8s.csv", sep="") ) }</text:p>
          </table:table-cell>
          <table:table-cell table:style-name="ce17" table:formula="of:=SUM([.B60:.K60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59:.B60])" office:value-type="float" office:value="0">
            <text:p>0 </text:p>
          </table:table-cell>
          <table:table-cell table:style-name="ce18" table:formula="of:=SUM([.C59:.C60])" office:value-type="float" office:value="0">
            <text:p>0 </text:p>
          </table:table-cell>
          <table:table-cell table:style-name="ce18" table:formula="of:=SUM([.D59:.D60])" office:value-type="float" office:value="0">
            <text:p>0 </text:p>
          </table:table-cell>
          <table:table-cell table:style-name="ce18" table:formula="of:=SUM([.E59:.E60])" office:value-type="float" office:value="0">
            <text:p>0 </text:p>
          </table:table-cell>
          <table:table-cell table:style-name="ce18" table:formula="of:=SUM([.F59:.F60])" office:value-type="float" office:value="0">
            <text:p>0 </text:p>
          </table:table-cell>
          <table:table-cell table:style-name="ce18" table:formula="of:=SUM([.G59:.G60])" office:value-type="float" office:value="0">
            <text:p>0 </text:p>
          </table:table-cell>
          <table:table-cell table:style-name="ce18" table:formula="of:=SUM([.H59:.H60])" office:value-type="float" office:value="0">
            <text:p>0 </text:p>
          </table:table-cell>
          <table:table-cell table:style-name="ce18" table:formula="of:=SUM([.I59:.I60])" office:value-type="float" office:value="0">
            <text:p>0 </text:p>
          </table:table-cell>
          <table:table-cell table:style-name="ce18" table:formula="of:=SUM([.J59:.J60])" office:value-type="float" office:value="0">
            <text:p>0 </text:p>
          </table:table-cell>
          <table:table-cell table:style-name="ce18" table:formula="of:=SUM([.K59:.K60])" office:value-type="float" office:value="0">
            <text:p>0 </text:p>
          </table:table-cell>
          <table:table-cell table:style-name="ce18" table:formula="of:=SUM([.L59:.L60])" office:value-type="float" office:value="0">
            <text:p>0 </text:p>
          </table:table-cell>
          <table:table-cell table:number-columns-repeated="3"/>
          <table:table-cell table:style-name="ce2" table:number-columns-repeated="2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7"/>
          <table:table-cell table:number-columns-repeated="1023"/>
        </table:table-row>
        <table:table-row table:style-name="ro6">
          <table:table-cell table:style-name="ce4" office:value-type="string">
            <text:p>Front 5 Years &amp; Total</text:p>
          </table:table-cell>
          <table:table-cell table:number-columns-repeated="1023"/>
        </table:table-row>
        <table:table-row table:style-name="ro6">
          <table:table-cell/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float" office:value="2012">
            <text:p>2012</text:p>
          </table:table-cell>
          <table:table-cell table:style-name="ce16" office:value-type="float" office:value="2013">
            <text:p>2013</text:p>
          </table:table-cell>
          <table:table-cell table:style-name="ce16" office:value-type="string">
            <text:p>All Terms</text:p>
          </table:table-cell>
          <table:table-cell table:number-columns-repeated="1017"/>
        </table:table-row>
        <table:table-row table:style-name="ro6">
          <table:table-cell office:value-type="string">
            <text:p>Power (MWh)</text:p>
          </table:table-cell>
          <table:table-cell table:style-name="ce17" office:value-type="string">
            <text:p>\Sexpr{.getTotalFromColumn( column="POWER.PEAK.2009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PEAK.2010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PEAK.2011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PEAK.2012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PEAK.2013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PEAK", filter="which(data$MARGINED==TRUE &amp; data$CASHFLOW_CHANGE !=0)", data=read.csv(paste("S:/All/Risk/Collateral Scenarios/Reports/", as.character(.getAsOfDate()), "/Dn8s.csv", sep="") ) ) }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.getTotalFromColumn( column="POWER.OFFPEAK.2009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OFFPEAK.2010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OFFPEAK.2011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OFFPEAK.2012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OFFPEAK.2013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POWER.OFFPEAK", filter="which(data$MARGINED==TRUE &amp; data$CASHFLOW_CHANGE !=0)", data=read.csv(paste("S:/All/Risk/Collateral Scenarios/Reports/", as.character(.getAsOfDate()), "/Dn8s.csv", sep="") ) ) }</text:p>
          </table:table-cell>
          <table:table-cell table:number-columns-repeated="1017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.getTotalFromColumn( column="GAS.2009", filter="which(data$MARGINED==TRUE &amp; data$CASHFLOW_CHANGE !=0)", data=read.csv(paste("S:/All/Risk/Collateral Scenarios/Reports/", as.character(.getAsOfDate()), "/Dn8s.csv", sep="") ) ) / 10000 }</text:p>
          </table:table-cell>
          <table:table-cell table:style-name="ce17" office:value-type="string">
            <text:p>\Sexpr{.getTotalFromColumn( column="GAS.2010", filter="which(data$MARGINED==TRUE &amp; data$CASHFLOW_CHANGE !=0)", data=read.csv(paste("S:/All/Risk/Collateral Scenarios/Reports/", as.character(.getAsOfDate()), "/Dn8s.csv", sep="") ) ) / 10000 }</text:p>
          </table:table-cell>
          <table:table-cell table:style-name="ce17" office:value-type="string">
            <text:p>\Sexpr{.getTotalFromColumn( column="GAS.2011", filter="which(data$MARGINED==TRUE &amp; data$CASHFLOW_CHANGE !=0)", data=read.csv(paste("S:/All/Risk/Collateral Scenarios/Reports/", as.character(.getAsOfDate()), "/Dn8s.csv", sep="") ) ) / 10000 }</text:p>
          </table:table-cell>
          <table:table-cell table:style-name="ce17" office:value-type="string">
            <text:p>\Sexpr{.getTotalFromColumn( column="GAS.2012", filter="which(data$MARGINED==TRUE &amp; data$CASHFLOW_CHANGE !=0)", data=read.csv(paste("S:/All/Risk/Collateral Scenarios/Reports/", as.character(.getAsOfDate()), "/Dn8s.csv", sep="") ) ) / 10000 }</text:p>
          </table:table-cell>
          <table:table-cell table:style-name="ce17" office:value-type="string">
            <text:p>\Sexpr{.getTotalFromColumn( column="GAS.2013", filter="which(data$MARGINED==TRUE &amp; data$CASHFLOW_CHANGE !=0)", data=read.csv(paste("S:/All/Risk/Collateral Scenarios/Reports/", as.character(.getAsOfDate()), "/Dn8s.csv", sep="") ) ) / 10000 }</text:p>
          </table:table-cell>
          <table:table-cell table:style-name="ce17" office:value-type="string">
            <text:p>\Sexpr{.getTotalFromColumn( column="GAS", filter="which(data$MARGINED==TRUE &amp; data$CASHFLOW_CHANGE !=0)", data=read.csv(paste("S:/All/Risk/Collateral Scenarios/Reports/", as.character(.getAsOfDate()), "/Dn8s.csv", sep="") ) ) / 10000 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65]+[.B66]+([.B67]*10000/[.B$77])" office:value-type="float" office:value="0">
            <text:p>0 </text:p>
          </table:table-cell>
          <table:table-cell table:style-name="ce18" table:formula="of:=[.C65]+[.C66]+([.C67]*10000/[.C$77])" office:value-type="float" office:value="0">
            <text:p>0 </text:p>
          </table:table-cell>
          <table:table-cell table:style-name="ce18" table:formula="of:=[.D65]+[.D66]+([.D67]*10000/[.D$77])" office:value-type="float" office:value="0">
            <text:p>0 </text:p>
          </table:table-cell>
          <table:table-cell table:style-name="ce18" table:formula="of:=[.E65]+[.E66]+([.E67]*10000/[.E$77])" office:value-type="float" office:value="0">
            <text:p>0 </text:p>
          </table:table-cell>
          <table:table-cell table:style-name="ce18" table:formula="of:=[.F65]+[.F66]+([.F67]*10000/[.F$77])" office:value-type="float" office:value="0">
            <text:p>0 </text:p>
          </table:table-cell>
          <table:table-cell table:style-name="ce18" table:formula="of:=[.G65]+[.G66]+([.G67]*10000/[.G$77])" office:value-type="float" office:value="0">
            <text:p>0 </text:p>
          </table:table-cell>
          <table:table-cell table:number-columns-repeated="1017"/>
        </table:table-row>
        <table:table-row table:style-name="ro6">
          <table:table-cell/>
          <table:table-cell table:style-name="ce17" table:number-columns-repeated="6"/>
          <table:table-cell table:number-columns-repeated="1017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.getTotalFromColumn( column="DOMESTIC.COAL.2009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DOMESTIC.COAL.2010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DOMESTIC.COAL.2011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DOMESTIC.COAL.2012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DOMESTIC.COAL.2013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DOMESTIC.COAL", filter="which(data$MARGINED==TRUE &amp; data$CASHFLOW_CHANGE !=0)", data=read.csv(paste("S:/All/Risk/Collateral Scenarios/Reports/", as.character(.getAsOfDate()), "/Dn8s.csv", sep="") ) ) }</text:p>
          </table:table-cell>
          <table:table-cell table:number-columns-repeated="1017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.getTotalFromColumn( column="INTERNATIONAL.COAL.2009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INTERNATIONAL.COAL.2010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INTERNATIONAL.COAL.2011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INTERNATIONAL.COAL.2012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INTERNATIONAL.COAL.2013", filter="which(data$MARGINED==TRUE &amp; data$CASHFLOW_CHANGE !=0)", data=read.csv(paste("S:/All/Risk/Collateral Scenarios/Reports/", as.character(.getAsOfDate()), "/Dn8s.csv", sep="") ) ) }</text:p>
          </table:table-cell>
          <table:table-cell table:style-name="ce17" office:value-type="string">
            <text:p>\Sexpr{.getTotalFromColumn( column="INTERNATIONAL.COAL", filter="which(data$MARGINED==TRUE &amp; data$CASHFLOW_CHANGE !=0)", data=read.csv(paste("S:/All/Risk/Collateral Scenarios/Reports/", as.character(.getAsOfDate()), "/Dn8s.csv", sep="") ) ) 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70:.B71])" office:value-type="float" office:value="0">
            <text:p>0 </text:p>
          </table:table-cell>
          <table:table-cell table:style-name="ce18" table:formula="of:=SUM([.C70:.C71])" office:value-type="float" office:value="0">
            <text:p>0 </text:p>
          </table:table-cell>
          <table:table-cell table:style-name="ce18" table:formula="of:=SUM([.D70:.D71])" office:value-type="float" office:value="0">
            <text:p>0 </text:p>
          </table:table-cell>
          <table:table-cell table:style-name="ce18" table:formula="of:=SUM([.E70:.E71])" office:value-type="float" office:value="0">
            <text:p>0 </text:p>
          </table:table-cell>
          <table:table-cell table:style-name="ce18" table:formula="of:=SUM([.F70:.F71])" office:value-type="float" office:value="0">
            <text:p>0 </text:p>
          </table:table-cell>
          <table:table-cell table:style-name="ce18" table:formula="of:=SUM([.G70:.G71])" office:value-type="float" office:value="0">
            <text:p>0 </text:p>
          </table:table-cell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"/>
          <table:table-cell table:style-name="ce8"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Hedge Ratios as of:</text:p>
          </table:table-cell>
          <table:table-cell table:style-name="ce19"/>
          <table:table-cell table:style-name="ce28" office:value-type="date" office:date-value="2008-12-12">
            <text:p>12/12/08</text:p>
          </table:table-cell>
          <table:table-cell/>
          <table:table-cell table:style-name="ce7"/>
          <table:table-cell table:number-columns-repeated="1019"/>
        </table:table-row>
        <table:table-row table:style-name="ro2">
          <table:table-cell/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float" office:value="2012">
            <text:p>2012</text:p>
          </table:table-cell>
          <table:table-cell table:style-name="ce16" office:value-type="float" office:value="2013">
            <text:p>2013</text:p>
          </table:table-cell>
          <table:table-cell table:style-name="ce16" office:value-type="string">
            <text:p>All Terms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Gas (MMBTU/MWh)</text:p>
          </table:table-cell>
          <table:table-cell table:style-name="ce20" office:value-type="float" office:value="4.97">
            <text:p>4.97</text:p>
          </table:table-cell>
          <table:table-cell table:style-name="ce20" office:value-type="float" office:value="5.15">
            <text:p>5.15</text:p>
          </table:table-cell>
          <table:table-cell table:style-name="ce20" office:value-type="float" office:value="5.19">
            <text:p>5.19</text:p>
          </table:table-cell>
          <table:table-cell table:style-name="ce20" office:value-type="float" office:value="5.2">
            <text:p>5.20</text:p>
          </table:table-cell>
          <table:table-cell table:style-name="ce20" office:value-type="float" office:value="5.65">
            <text:p>5.65</text:p>
          </table:table-cell>
          <table:table-cell table:style-name="ce20" table:formula="of:=AVERAGE([.B77:.F77])" office:value-type="float" office:value="5.232">
            <text:p>5.23</text:p>
          </table:table-cell>
          <table:table-cell table:number-columns-repeated="1017"/>
        </table:table-row>
        <table:table-row table:style-name="ro2">
          <table:table-cell table:style-name="ce10" table:number-columns-repeated="7"/>
          <table:table-cell table:number-columns-repeated="10"/>
          <table:table-cell table:style-name="ce10" table:number-columns-repeated="1007"/>
        </table:table-row>
        <table:table-row table:style-name="ro3">
          <table:table-cell table:style-name="ce3" office:value-type="string">
            <text:p>Collateral Sensitivity to Market Price Moves</text:p>
          </table:table-cell>
          <table:table-cell table:number-columns-repeated="1023"/>
        </table:table-row>
        <table:table-row table:style-name="ro4">
          <table:table-cell table:style-name="ce11" office:value-type="string">
            <text:p>Power-Equiv Move</text:p>
          </table:table-cell>
          <table:table-cell table:style-name="ce21" office:value-type="string">
            <text:p>Change</text:p>
          </table:table-cell>
          <table:table-cell table:style-name="ce29"/>
          <table:table-cell table:style-name="ce34" office:value-type="string">
            <text:p>Power</text:p>
          </table:table-cell>
          <table:table-cell table:style-name="ce34" office:value-type="string">
            <text:p>Gas</text:p>
          </table:table-cell>
          <table:table-cell table:style-name="ce34" office:value-type="string">
            <text:p>Coal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8σ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Up8s.csv", sep="") ) ) }</text:p>
          </table:table-cell>
          <table:table-cell table:style-name="ce30"/>
          <table:table-cell table:style-name="ce35" office:value-type="string">
            <text:p>\Sexpr{.readRowColumnCSV("Up8s","Power", "S:/All/Risk/Collateral Scenarios/ScenarioList.csv", row.names="Case")}</text:p>
          </table:table-cell>
          <table:table-cell table:style-name="ce35" office:value-type="string">
            <text:p>\Sexpr{.readRowColumnCSV("Up8s","Gas", "S:/All/Risk/Collateral Scenarios/ScenarioList.csv", row.names="Case")}</text:p>
          </table:table-cell>
          <table:table-cell table:style-name="ce35" office:value-type="string">
            <text:p>\Sexpr{.readRowColumnCSV("Up8s","Coal", "S:/All/Risk/Collateral Scenarios/ScenarioList.csv", row.names="Case")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4σ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Up4s.csv", sep="") ) ) }</text:p>
          </table:table-cell>
          <table:table-cell table:style-name="ce30"/>
          <table:table-cell table:style-name="ce35" office:value-type="string">
            <text:p>\Sexpr{.readRowColumnCSV("Up4s","Power", "S:/All/Risk/Collateral Scenarios/ScenarioList.csv", row.names="Case")}</text:p>
          </table:table-cell>
          <table:table-cell table:style-name="ce35" office:value-type="string">
            <text:p>\Sexpr{.readRowColumnCSV("Up4s","Gas", "S:/All/Risk/Collateral Scenarios/ScenarioList.csv", row.names="Case")}</text:p>
          </table:table-cell>
          <table:table-cell table:style-name="ce35" office:value-type="string">
            <text:p>\Sexpr{.readRowColumnCSV("Up4s","Coal", "S:/All/Risk/Collateral Scenarios/ScenarioList.csv", row.names="Case")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2σ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Up2s.csv", sep="") ) ) }</text:p>
          </table:table-cell>
          <table:table-cell table:style-name="ce31"/>
          <table:table-cell table:style-name="ce35" office:value-type="string">
            <text:p>\Sexpr{.readRowColumnCSV("Up2s","Power", "S:/All/Risk/Collateral Scenarios/ScenarioList.csv", row.names="Case")}</text:p>
          </table:table-cell>
          <table:table-cell table:style-name="ce35" office:value-type="string">
            <text:p>\Sexpr{.readRowColumnCSV("Up2s","Gas", "S:/All/Risk/Collateral Scenarios/ScenarioList.csv", row.names="Case")}</text:p>
          </table:table-cell>
          <table:table-cell table:style-name="ce35" office:value-type="string">
            <text:p>\Sexpr{.readRowColumnCSV("Up2s","Coal", "S:/All/Risk/Collateral Scenarios/ScenarioList.csv", row.names="Case")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1σ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Up1s.csv", sep="") ) ) }</text:p>
          </table:table-cell>
          <table:table-cell table:style-name="ce30"/>
          <table:table-cell table:style-name="ce35" office:value-type="string">
            <text:p>\Sexpr{.readRowColumnCSV("Up1s","Power", "S:/All/Risk/Collateral Scenarios/ScenarioList.csv", row.names="Case")}</text:p>
          </table:table-cell>
          <table:table-cell table:style-name="ce35" office:value-type="string">
            <text:p>\Sexpr{.readRowColumnCSV("Up1s","Gas", "S:/All/Risk/Collateral Scenarios/ScenarioList.csv", row.names="Case")}</text:p>
          </table:table-cell>
          <table:table-cell table:style-name="ce35" office:value-type="string">
            <text:p>\Sexpr{.readRowColumnCSV("Up1s","Coal", "S:/All/Risk/Collateral Scenarios/ScenarioList.csv", row.names="Case")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-1σ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Dn1s.csv", sep="") ) ) }</text:p>
          </table:table-cell>
          <table:table-cell table:style-name="ce30"/>
          <table:table-cell table:style-name="ce35" office:value-type="string">
            <text:p>\Sexpr{.readRowColumnCSV("Dn1s","Power", "S:/All/Risk/Collateral Scenarios/ScenarioList.csv", row.names="Case")}</text:p>
          </table:table-cell>
          <table:table-cell table:style-name="ce35" office:value-type="string">
            <text:p>\Sexpr{.readRowColumnCSV("Dn1s","Gas", "S:/All/Risk/Collateral Scenarios/ScenarioList.csv", row.names="Case")}</text:p>
          </table:table-cell>
          <table:table-cell table:style-name="ce35" office:value-type="string">
            <text:p>\Sexpr{.readRowColumnCSV("Dn1s","Coal", "S:/All/Risk/Collateral Scenarios/ScenarioList.csv", row.names="Case")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-2σ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Dn2s.csv", sep="") ) ) }</text:p>
          </table:table-cell>
          <table:table-cell/>
          <table:table-cell table:style-name="ce35" office:value-type="string">
            <text:p>\Sexpr{.readRowColumnCSV("Dn2s","Power", "S:/All/Risk/Collateral Scenarios/ScenarioList.csv", row.names="Case")}</text:p>
          </table:table-cell>
          <table:table-cell table:style-name="ce35" office:value-type="string">
            <text:p>\Sexpr{.readRowColumnCSV("Dn2s","Gas", "S:/All/Risk/Collateral Scenarios/ScenarioList.csv", row.names="Case")}</text:p>
          </table:table-cell>
          <table:table-cell table:style-name="ce35" office:value-type="string">
            <text:p>\Sexpr{.readRowColumnCSV("Dn2s","Coal", "S:/All/Risk/Collateral Scenarios/ScenarioList.csv", row.names="Case")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-4σ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Dn4s.csv", sep="") ) ) }</text:p>
          </table:table-cell>
          <table:table-cell/>
          <table:table-cell table:style-name="ce35" office:value-type="string">
            <text:p>\Sexpr{.readRowColumnCSV("Dn4s","Power", "S:/All/Risk/Collateral Scenarios/ScenarioList.csv", row.names="Case")}</text:p>
          </table:table-cell>
          <table:table-cell table:style-name="ce35" office:value-type="string">
            <text:p>\Sexpr{.readRowColumnCSV("Dn4s","Gas", "S:/All/Risk/Collateral Scenarios/ScenarioList.csv", row.names="Case")}</text:p>
          </table:table-cell>
          <table:table-cell table:style-name="ce35" office:value-type="string">
            <text:p>\Sexpr{.readRowColumnCSV("Dn4s","Coal", "S:/All/Risk/Collateral Scenarios/ScenarioList.csv", row.names="Case")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-8σ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Dn8s.csv", sep="") ) ) }</text:p>
          </table:table-cell>
          <table:table-cell/>
          <table:table-cell table:style-name="ce35" office:value-type="string">
            <text:p>\Sexpr{.readRowColumnCSV("Dn8s","Power", "S:/All/Risk/Collateral Scenarios/ScenarioList.csv", row.names="Case")}</text:p>
          </table:table-cell>
          <table:table-cell table:style-name="ce35" office:value-type="string">
            <text:p>\Sexpr{.readRowColumnCSV("Dn8s","Gas", "S:/All/Risk/Collateral Scenarios/ScenarioList.csv", row.names="Case")}</text:p>
          </table:table-cell>
          <table:table-cell table:style-name="ce35" office:value-type="string">
            <text:p>\Sexpr{.readRowColumnCSV("Dn8s","Coal", "S:/All/Risk/Collateral Scenarios/ScenarioList.csv", row.names="Case")}</text:p>
          </table:table-cell>
          <table:table-cell table:number-columns-repeated="1018"/>
        </table:table-row>
        <table:table-row table:style-name="ro2" table:number-rows-repeated="2">
          <table:table-cell table:style-name="ce12"/>
          <table:table-cell table:style-name="ce23"/>
          <table:table-cell/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" office:value-type="string">
            <text:p>Collateral Sensitivity to Independent Market Price Moves</text:p>
          </table:table-cell>
          <table:table-cell table:number-columns-repeated="1023"/>
        </table:table-row>
        <table:table-row table:style-name="ro4">
          <table:table-cell table:style-name="ce7"/>
          <table:table-cell table:style-name="ce24" office:value-type="string" table:number-columns-spanned="2" table:number-rows-spanned="1">
            <text:p>Power</text:p>
          </table:table-cell>
          <table:covered-table-cell table:style-name="ce32"/>
          <table:table-cell table:style-name="ce24" office:value-type="string" table:number-columns-spanned="2" table:number-rows-spanned="1">
            <text:p>Gas</text:p>
          </table:table-cell>
          <table:covered-table-cell table:style-name="ce32"/>
          <table:table-cell table:style-name="ce24" office:value-type="string" table:number-columns-spanned="2" table:number-rows-spanned="1">
            <text:p>Coal</text:p>
          </table:table-cell>
          <table:covered-table-cell table:style-name="ce32"/>
          <table:table-cell/>
          <table:table-cell table:style-name="ce24" office:value-type="string" table:number-columns-spanned="2" table:number-rows-spanned="1">
            <text:p>Power (Cal 09)</text:p>
          </table:table-cell>
          <table:covered-table-cell table:style-name="ce32"/>
          <table:table-cell table:style-name="ce24" office:value-type="string" table:number-columns-spanned="2" table:number-rows-spanned="1">
            <text:p>Gas (Cal 09)</text:p>
          </table:table-cell>
          <table:covered-table-cell table:style-name="ce32"/>
          <table:table-cell table:style-name="ce24" office:value-type="string" table:number-columns-spanned="2" table:number-rows-spanned="1">
            <text:p>Coal (Cal 09)</text:p>
          </table:table-cell>
          <table:covered-table-cell table:style-name="ce32"/>
          <table:table-cell table:number-columns-repeated="1010"/>
        </table:table-row>
        <table:table-row table:style-name="ro2">
          <table:table-cell table:style-name="ce13" office:value-type="string">
            <text:p>Change in…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/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5">
            <text:p>$5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PwrUp5.csv", sep="") ) ) }</text:p>
          </table:table-cell>
          <table:table-cell table:style-name="ce26" office:value-type="float" office:value="0.8">
            <text:p>$0.8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GasUp80.csv", sep="") ) ) }</text:p>
          </table:table-cell>
          <table:table-cell table:style-name="ce26" office:value-type="float" office:value="10">
            <text:p>$10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ColUp10.csv", sep="") ) ) }</text:p>
          </table:table-cell>
          <table:table-cell/>
          <table:table-cell table:style-name="ce26" office:value-type="float" office:value="5">
            <text:p>$5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PwrUp5.csv", sep="") ) ) }</text:p>
          </table:table-cell>
          <table:table-cell table:style-name="ce26" office:value-type="float" office:value="0.8">
            <text:p>$0.8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GasUp80.csv", sep="") ) ) }</text:p>
          </table:table-cell>
          <table:table-cell table:style-name="ce26" office:value-type="float" office:value="10">
            <text:p>$10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ColUp10.csv", sep="") ) ) 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3">
            <text:p>$3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PwrUp3.csv", sep="") ) ) }</text:p>
          </table:table-cell>
          <table:table-cell table:style-name="ce26" office:value-type="float" office:value="0.5">
            <text:p>$0.5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GasUp50.csv", sep="") ) ) }</text:p>
          </table:table-cell>
          <table:table-cell table:style-name="ce26" office:value-type="float" office:value="5">
            <text:p>$5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ColUp5.csv", sep="") ) ) }</text:p>
          </table:table-cell>
          <table:table-cell/>
          <table:table-cell table:style-name="ce26" office:value-type="float" office:value="3">
            <text:p>$3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PwrUp3.csv", sep="") ) ) }</text:p>
          </table:table-cell>
          <table:table-cell table:style-name="ce26" office:value-type="float" office:value="0.5">
            <text:p>$0.5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GasUp50.csv", sep="") ) ) }</text:p>
          </table:table-cell>
          <table:table-cell table:style-name="ce26" office:value-type="float" office:value="5">
            <text:p>$5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ColUp5.csv", sep="") ) ) 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1">
            <text:p>$1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PwrUp1.csv", sep="") ) ) }</text:p>
          </table:table-cell>
          <table:table-cell table:style-name="ce26" office:value-type="float" office:value="0.2">
            <text:p>$0.2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GasUp20.csv", sep="") ) ) }</text:p>
          </table:table-cell>
          <table:table-cell table:style-name="ce26" office:value-type="float" office:value="2">
            <text:p>$2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ColUp2.csv", sep="") ) ) }</text:p>
          </table:table-cell>
          <table:table-cell/>
          <table:table-cell table:style-name="ce26" office:value-type="float" office:value="1">
            <text:p>$1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PwrUp1.csv", sep="") ) ) }</text:p>
          </table:table-cell>
          <table:table-cell table:style-name="ce26" office:value-type="float" office:value="0.2">
            <text:p>$0.2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GasUp20.csv", sep="") ) ) }</text:p>
          </table:table-cell>
          <table:table-cell table:style-name="ce26" office:value-type="float" office:value="2">
            <text:p>$2.00 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ColUp2.csv", sep="") ) ) 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-1">
            <text:p>($1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PwrDn1.csv", sep="") ) ) }</text:p>
          </table:table-cell>
          <table:table-cell table:style-name="ce26" office:value-type="float" office:value="-0.2">
            <text:p>($0.2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GasDn20.csv", sep="") ) ) }</text:p>
          </table:table-cell>
          <table:table-cell table:style-name="ce26" office:value-type="float" office:value="-2">
            <text:p>($2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ColDn2.csv", sep="") ) ) }</text:p>
          </table:table-cell>
          <table:table-cell/>
          <table:table-cell table:style-name="ce26" office:value-type="float" office:value="-1">
            <text:p>($1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PwrDn1.csv", sep="") ) ) }</text:p>
          </table:table-cell>
          <table:table-cell table:style-name="ce26" office:value-type="float" office:value="-0.2">
            <text:p>($0.2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GasDn20.csv", sep="") ) ) }</text:p>
          </table:table-cell>
          <table:table-cell table:style-name="ce26" office:value-type="float" office:value="-2">
            <text:p>($2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ColDn2.csv", sep="") ) ) 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-3">
            <text:p>($3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PwrDn3.csv", sep="") ) ) }</text:p>
          </table:table-cell>
          <table:table-cell table:style-name="ce26" office:value-type="float" office:value="-0.5">
            <text:p>($0.5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GasDn50.csv", sep="") ) ) }</text:p>
          </table:table-cell>
          <table:table-cell table:style-name="ce26" office:value-type="float" office:value="-5">
            <text:p>($5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ColDn5.csv", sep="") ) ) }</text:p>
          </table:table-cell>
          <table:table-cell/>
          <table:table-cell table:style-name="ce26" office:value-type="float" office:value="-3">
            <text:p>($3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PwrDn3.csv", sep="") ) ) }</text:p>
          </table:table-cell>
          <table:table-cell table:style-name="ce26" office:value-type="float" office:value="-0.5">
            <text:p>($0.5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GasDn50.csv", sep="") ) ) }</text:p>
          </table:table-cell>
          <table:table-cell table:style-name="ce26" office:value-type="float" office:value="-5">
            <text:p>($5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ColDn5.csv", sep="") ) ) 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-5">
            <text:p>($5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PwrDn5.csv", sep="") ) ) }</text:p>
          </table:table-cell>
          <table:table-cell table:style-name="ce26" office:value-type="float" office:value="-0.8">
            <text:p>($0.8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GasDn80.csv", sep="") ) ) }</text:p>
          </table:table-cell>
          <table:table-cell table:style-name="ce26" office:value-type="float" office:value="-10">
            <text:p>($10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ColDn10.csv", sep="") ) ) }</text:p>
          </table:table-cell>
          <table:table-cell/>
          <table:table-cell table:style-name="ce26" office:value-type="float" office:value="-5">
            <text:p>($5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PwrDn5.csv", sep="") ) ) }</text:p>
          </table:table-cell>
          <table:table-cell table:style-name="ce26" office:value-type="float" office:value="-0.8">
            <text:p>($0.8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GasDn80.csv", sep="") ) ) }</text:p>
          </table:table-cell>
          <table:table-cell table:style-name="ce26" office:value-type="float" office:value="-10">
            <text:p>($10.00)</text:p>
          </table:table-cell>
          <table:table-cell table:style-name="ce22" office:value-type="string">
            <text:p>\Sexpr{.getTotalFromColumn( column="CASHFLOW_CHANGE", filter="which(data$MARGINED==TRUE)", data=read.csv(paste("S:/All/Risk/Collateral Scenarios/Reports/", as.character(.getAsOfDate()), "/Trd09ColDn10.csv", sep="") ) ) }</text:p>
          </table:table-cell>
          <table:table-cell table:number-columns-repeated="1010"/>
        </table:table-row>
        <table:table-row table:style-name="ro2">
          <table:table-cell/>
          <table:table-cell table:style-name="ce12"/>
          <table:table-cell table:style-name="ce33"/>
          <table:table-cell table:style-name="ce20"/>
          <table:table-cell table:style-name="ce36" table:number-columns-repeated="3"/>
          <table:table-cell table:number-columns-repeated="1017"/>
        </table:table-row>
        <table:table-row table:style-name="ro2">
          <table:table-cell table:style-name="ce14" office:value-type="string">
            <text:p>Note: MWhe is equal to the sum of total power delta plus the sum of total gas delta divided by the gas hedge ratio.</text:p>
          </table:table-cell>
          <table:table-cell table:style-name="ce12"/>
          <table:table-cell table:style-name="ce33"/>
          <table:table-cell table:style-name="ce20"/>
          <table:table-cell table:style-name="ce36" table:number-columns-repeated="3"/>
          <table:table-cell table:number-columns-repeated="1017"/>
        </table:table-row>
        <table:table-row table:style-name="ro2" table:number-rows-repeated="654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number-style style:name="N152P0" style:volatile="true">
      <number:text>$</number:text>
      <number:number number:decimal-places="1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/>
    </number:number-style>
    <number:number-style style:name="N155P0" style:volatile="true">
      <number:number number:decimal-places="1" number:min-integer-digits="1" number:grouping="true"/>
    </number:number-style>
    <number:number-style style:name="N155">
      <style:text-properties fo:color="#ff0000"/>
      <number:text>-</number:text>
      <number:number number:decimal-places="1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8P0" style:volatile="true" number:language="en" number:country="US">
      <number:number number:decimal-places="1" number:min-integer-digits="1" number:grouping="true"/>
    </number:number-style>
    <number:number-style style:name="N5138" number:language="en" number:country="US">
      <style:text-properties fo:color="#ff0000"/>
      <number:text>-</number:text>
      <number:number number:decimal-places="1" number:min-integer-digits="1" number:grouping="true"/>
      <style:map style:condition="value()&gt;=0" style:apply-style-name="N5138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138in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3" style:display-name="Heading 1 3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138in solid #c0c0c0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3" style:display-name="Total 3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4" style:display-name="Heading 1 4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138in solid #c0c0c0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4" style:display-name="Total 4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5" style:display-name="Heading 1 5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138in solid #c0c0c0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5" style:display-name="Total 5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6" style:display-name="Heading 1 6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138in solid #c0c0c0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6" style:display-name="Total 6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7" style:display-name="20% - Accent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7" style:display-name="20% - Accent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7" style:display-name="20% - Accent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7" style:display-name="20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7" style:display-name="20% - Accent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7" style:display-name="20% - Accent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7" style:display-name="40% - Accent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7" style:display-name="40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7" style:display-name="40% - Accent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7" style:display-name="40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7" style:display-name="40% - Accent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7" style:display-name="40% - Accent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7" style:display-name="60% - Accent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7" style:display-name="60% - Accent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7" style:display-name="60% - Accent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7" style:display-name="60% - 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7" style:display-name="60% - 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7" style:display-name="60% - Accent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7" style:display-name="Bad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7" style:display-name="Calculation 7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7" style:display-name="Check Cell 7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7" style:display-name="Explanatory Text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7" style:display-name="Good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7" style:display-name="Heading 1 7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7" style:display-name="Heading 2 7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7" style:display-name="Heading 3 7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7" style:display-name="Heading 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7" style:display-name="Linked Cell 7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" style:display-name="Neutral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7" style:display-name="Note 7" style:family="table-cell" style:parent-style-name="Default">
      <style:table-cell-properties fo:background-color="#ffffcc" style:diagonal-bl-tr="none" style:diagonal-tl-br="none" fo:border="0.0138in solid #c0c0c0"/>
    </style:style>
    <style:style style:name="Output_20_7" style:display-name="Output 7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7" style:display-name="Title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7" style:display-name="Total 7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7" style:display-name="Warning Tex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8" style:display-name="20% - Accent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8" style:display-name="20% - Accent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8" style:display-name="20% - Accent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8" style:display-name="20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8" style:display-name="20% - Accent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8" style:display-name="20% - Accent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8" style:display-name="40% - Accent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8" style:display-name="40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8" style:display-name="40% - Accent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8" style:display-name="40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8" style:display-name="40% - Accent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8" style:display-name="40% - Accent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8" style:display-name="60% - Accent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8" style:display-name="60% - Accent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8" style:display-name="60% - Accent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8" style:display-name="60% - 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8" style:display-name="60% - 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8" style:display-name="60% - Accent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8" style:display-name="Bad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8" style:display-name="Calculation 8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8" style:display-name="Check Cell 8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8" style:display-name="Explanatory Text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8" style:display-name="Good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8" style:display-name="Heading 1 8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8" style:display-name="Heading 2 8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8" style:display-name="Heading 3 8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8" style:display-name="Heading 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8" style:display-name="Input 8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8" style:display-name="Linked Cell 8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" style:display-name="Neutral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8" style:display-name="Note 8" style:family="table-cell" style:parent-style-name="Default">
      <style:table-cell-properties fo:background-color="#ffffcc" style:diagonal-bl-tr="none" style:diagonal-tl-br="none" fo:border="0.0138in solid #c0c0c0"/>
    </style:style>
    <style:style style:name="Output_20_8" style:display-name="Output 8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8" style:display-name="Title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8" style:display-name="Total 8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8" style:display-name="Warning Tex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9" style:display-name="20% - Accent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9" style:display-name="20% - Accent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9" style:display-name="20% - Accent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9" style:display-name="20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9" style:display-name="20% - Accent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9" style:display-name="20% - Accent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9" style:display-name="40% - Accent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9" style:display-name="40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9" style:display-name="40% - Accent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9" style:display-name="40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9" style:display-name="40% - Accent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9" style:display-name="40% - Accent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9" style:display-name="60% - Accent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9" style:display-name="60% - Accent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9" style:display-name="60% - Accent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9" style:display-name="60% - 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9" style:display-name="60% - 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9" style:display-name="60% - Accent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9" style:display-name="Accent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9" style:display-name="Accent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9" style:display-name="Accent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9" style:display-name="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9" style:display-name="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9" style:display-name="Accent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9" style:display-name="Bad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9" style:display-name="Calculation 9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9" style:display-name="Check Cell 9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9" style:display-name="Explanatory Text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9" style:display-name="Good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9" style:display-name="Heading 1 9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9" style:display-name="Heading 2 9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9" style:display-name="Heading 3 9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9" style:display-name="Heading 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9" style:display-name="Input 9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9" style:display-name="Linked Cell 9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" style:display-name="Neutral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9" style:display-name="Note 9" style:family="table-cell" style:parent-style-name="Default">
      <style:table-cell-properties fo:background-color="#ffffcc" style:diagonal-bl-tr="none" style:diagonal-tl-br="none" fo:border="0.0138in solid #c0c0c0"/>
    </style:style>
    <style:style style:name="Output_20_9" style:display-name="Output 9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9" style:display-name="Title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9" style:display-name="Total 9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9" style:display-name="Warning Text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0" style:display-name="20% - Accent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0" style:display-name="20% - Accent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0" style:display-name="20% - Accent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0" style:display-name="20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0" style:display-name="20% - Accent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0" style:display-name="20% - Accent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0" style:display-name="40% - Accent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0" style:display-name="40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0" style:display-name="40% - Accent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0" style:display-name="40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0" style:display-name="40% - Accent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0" style:display-name="40% - Accent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0" style:display-name="60% - Accent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0" style:display-name="60% - Accent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0" style:display-name="60% - Accent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0" style:display-name="60% - 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0" style:display-name="60% - 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0" style:display-name="60% - Accent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0" style:display-name="Accent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0" style:display-name="Accent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0" style:display-name="Accent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0" style:display-name="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0" style:display-name="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0" style:display-name="Accent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0" style:display-name="Bad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0" style:display-name="Calculation 10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0" style:display-name="Check Cell 10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0" style:display-name="Explanatory Text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0" style:display-name="Good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0" style:display-name="Heading 1 10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0" style:display-name="Heading 2 10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0" style:display-name="Heading 3 10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0" style:display-name="Heading 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0" style:display-name="Input 10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0" style:display-name="Linked Cell 10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0" style:display-name="Neutral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0" style:display-name="Note 10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0" style:display-name="Output 10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0" style:display-name="Title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0" style:display-name="Total 10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0" style:display-name="Warning Text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first-page-number="continue" style:scale-to="79%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2">03/12/2009</text:date>, <text:time>08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Commands" style:display-name="PageStyle_TemplateComma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1" style:display-name="PageStyle_TemplateCommand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2" style:display-name="PageStyle_TemplateCommand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3" style:display-name="PageStyle_TemplateCommand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4" style:display-name="PageStyle_TemplateCommand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5" style:display-name="PageStyle_TemplateCommands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6" style:display-name="PageStyle_TemplateCommands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7" style:display-name="PageStyle_TemplateCommands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15T10:12:10.49</meta:creation-date>
    <dc:date>2009-03-12T08:46:38.54</dc:date>
    <meta:editing-duration>PT10H02M42S</meta:editing-duration>
    <meta:editing-cycles>53</meta:editing-cycles>
    <meta:generator>OpenOffice.org/3.0$Win32 OpenOffice.org_project/300m9$Build-9358</meta:generator>
    <meta:document-statistic meta:table-count="1" meta:cell-count="615" meta:object-count="0"/>
    <meta:user-defined meta:name="Info 1"/>
    <meta:user-defined meta:name="Info 2"/>
    <meta:user-defined meta:name="Info 3"/>
    <meta:user-defined meta:name="Info 4"/>
  </office:meta>
</office:document-meta>
</file>